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weets_in_hour" table:style-name="ta1">
        <table:shapes>
          <draw:frame draw:z-index="0" draw:style-name="gr1" draw:text-style-name="P1" svg:width="159.99mm" svg:height="89.99mm" svg:x="24.02mm" svg:y="41.64mm">
            <loext:p draw:notify-on-update-of-ranges="tweets_in_hour.B1:tweets_in_hour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1884" calcext:value-type="float">
            <text:p>1061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5315" calcext:value-type="float">
            <text:p>1065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4293" calcext:value-type="float">
            <text:p>1064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3978" calcext:value-type="float">
            <text:p>1063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5862" calcext:value-type="float">
            <text:p>1065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6507" calcext:value-type="float">
            <text:p>1066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4745" calcext:value-type="float">
            <text:p>1064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4967" calcext:value-type="float">
            <text:p>1064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4937" calcext:value-type="float">
            <text:p>1064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4280" calcext:value-type="float">
            <text:p>1064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2810" calcext:value-type="float">
            <text:p>10628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7387" calcext:value-type="float">
            <text:p>10673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4979" calcext:value-type="float">
            <text:p>10649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6827" calcext:value-type="float">
            <text:p>1066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6516" calcext:value-type="float">
            <text:p>1066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4753" calcext:value-type="float">
            <text:p>1064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67301" calcext:value-type="float">
            <text:p>10673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5623" calcext:value-type="float">
            <text:p>1065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5888" calcext:value-type="float">
            <text:p>10658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6574" calcext:value-type="float">
            <text:p>1066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4347" calcext:value-type="float">
            <text:p>1064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5028" calcext:value-type="float">
            <text:p>1065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4832" calcext:value-type="float">
            <text:p>1064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8901" calcext:value-type="float">
            <text:p>1068901</text:p>
          </table:table-cell>
        </table:table-row>
      </table:table>
      <table:named-expressions/>
      <table:database-ranges>
        <table:database-range table:name="__Anonymous_Sheet_DB__0" table:target-range-address="tweets_in_hour.A1:tweets_in_hour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0:14:52.517626434</dc:date>
    <meta:editing-duration>PT3M32S</meta:editing-duration>
    <meta:editing-cycles>1</meta:editing-cycles>
    <meta:document-statistic meta:table-count="1" meta:cell-count="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5cm" chart:style-name="ch2">
          <text:p>Tweets per hour slot</text:p>
        </chart:title>
        <chart:plot-area chart:style-name="ch3" table:cell-range-address="tweets_in_hour.B1:tweets_in_hour.B24" svg:x="0.482cm" svg:y="0.305cm" svg:width="15.358cm" svg:height="8.638cm">
          <chartooo:coordinate-region svg:x="2.122cm" svg:y="0.504cm" svg:width="13.71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weets_in_hour.B1:tweets_in_hour.B24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1884">
                <text:p>1061884</text:p>
                <draw:g>
                  <svg:desc>tweets_in_hour.B1:tweets_in_hour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5315">
                <text:p>1065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4293">
                <text:p>1064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3978">
                <text:p>1063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862">
                <text:p>1065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6507">
                <text:p>1066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4745">
                <text:p>1064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4967">
                <text:p>1064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4937">
                <text:p>1064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4280">
                <text:p>10642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2810">
                <text:p>1062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7387">
                <text:p>106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4979">
                <text:p>1064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6827">
                <text:p>1066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6516">
                <text:p>1066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4753">
                <text:p>1064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7301">
                <text:p>1067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5623">
                <text:p>1065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5888">
                <text:p>1065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6574">
                <text:p>1066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4347">
                <text:p>1064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5028">
                <text:p>1065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4832">
                <text:p>1064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8901">
                <text:p>106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